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</text:span><text:span text:style-name="T2">2</text:span><text:span text:style-name="T1">c </text:span></text:p>
          <text:p text:style-name="P1"><text:span text:style-name="T1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3">i2c_slave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04-28T08:55:51.575693844</dc:date>
    <dc:creator>David Lacey</dc:creator>
    <meta:editing-duration>PT1H33M21S</meta:editing-duration>
    <meta:editing-cycles>5</meta:editing-cycles>
    <meta:generator>LibreOffice/4.2.3.3$Linux_X86_64 LibreOffice_project/420m0$Build-3</meta:generator>
    <meta:document-statistic meta:object-count="4"/>
  </office:meta>
</office:document-meta>
</file>